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Preformatted_20_Text">
      <style:paragraph-properties fo:line-height="150%"/>
    </style:style>
    <style:style style:name="P6" style:family="paragraph" style:parent-style-name="Preformatted_20_Text">
      <style:text-properties fo:font-weight="bold" style:font-weight-asian="bold" style:font-weight-complex="bold"/>
    </style:style>
    <style:style style:name="P7" style:family="paragraph" style:parent-style-name="Preformatted_20_Text">
      <style:text-properties fo:font-style="italic" fo:font-weight="bold" style:font-style-asian="italic" style:font-weight-asian="bold" style:font-style-complex="italic" style:font-weight-complex="bold"/>
    </style:style>
    <style:style style:name="P8" style:family="paragraph" style:parent-style-name="Preformatted_20_Text">
      <style:paragraph-properties fo:margin-top="0cm" fo:margin-bottom="0.499cm"/>
    </style:style>
    <style:style style:name="P9" style:family="paragraph" style:parent-style-name="Preformatted_20_Text">
      <style:paragraph-properties fo:margin-top="0cm" fo:margin-bottom="0.499cm" fo:line-height="150%"/>
    </style:style>
    <style:style style:name="P10" style:family="paragraph" style:parent-style-name="Preformatted_20_Text">
      <style:paragraph-properties fo:margin-top="0cm" fo:margin-bottom="0.499cm" fo:background-color="#ffffcc" fo:padding="0cm" fo:border="none" style:shadow="none">
        <style:background-image/>
      </style:paragraph-properties>
    </style:style>
    <style:style style:name="P11" style:family="paragraph" style:parent-style-name="Preformatted_20_Text">
      <style:paragraph-properties fo:background-color="#ffffcc" fo:padding="0cm" fo:border="none" style:shadow="none">
        <style:background-image/>
      </style:paragraph-properties>
    </style:style>
    <style:style style:name="P12" style:family="paragraph" style:parent-style-name="Heading_20_1">
      <style:paragraph-properties fo:break-before="page"/>
    </style:style>
    <style:style style:name="P13" style:family="paragraph" style:parent-style-name="Heading_20_1">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Contents_20_2">
      <style:paragraph-properties>
        <style:tab-stops>
          <style:tab-stop style:position="17.067cm" style:type="right" style:leader-style="dotted" style:leader-text="."/>
        </style:tab-stops>
      </style:paragraph-properties>
    </style:style>
    <style:style style:name="P22" style:family="paragraph" style:parent-style-name="Contents_20_1">
      <style:paragraph-properties>
        <style:tab-stops>
          <style:tab-stop style:position="17.567cm" style:type="right" style:leader-style="dotted" style:leader-text="."/>
        </style:tab-stops>
      </style:paragraph-properties>
    </style:style>
    <style:style style:name="P23" style:family="paragraph" style:parent-style-name="Contents_20_4">
      <style:paragraph-properties>
        <style:tab-stops>
          <style:tab-stop style:position="16.069cm" style:type="right" style:leader-style="dotted" style:leader-text="."/>
        </style:tab-stops>
      </style:paragraph-properties>
    </style:style>
    <style:style style:name="P24" style:family="paragraph" style:parent-style-name="Contents_20_3">
      <style:paragraph-properties>
        <style:tab-stops>
          <style:tab-stop style:position="16.568cm"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paragraph-properties fo:line-height="100%"/>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3">
      <style:paragraph-properties fo:margin-left="0cm" fo:margin-right="0cm" fo:text-indent="0cm" style:auto-text-indent="false"/>
    </style:style>
    <style:style style:name="P31" style:family="paragraph" style:parent-style-name="Text_20_body" style:list-style-name="L6">
      <style:paragraph-properties fo:margin-top="0cm" fo:margin-bottom="0cm"/>
    </style:style>
    <style:style style:name="P32"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0-07-08T21:10:04.99">08.07.2010</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22">1Motivation<text:tab/>3</text:p>
          <text:p text:style-name="P22">2uBasic-Eigenschaften<text:tab/>3</text:p>
          <text:p text:style-name="P22">3Sprachumfang<text:tab/>3</text:p>
          <text:p text:style-name="P21">3.1Generell<text:tab/>3</text:p>
          <text:p text:style-name="P21">3.2Einschränkungen<text:tab/>4</text:p>
          <text:p text:style-name="P21">3.3uBasic-Syntax<text:tab/>5</text:p>
          <text:p text:style-name="P24">3.3.1Operatoren<text:tab/>5</text:p>
          <text:p text:style-name="P23">Arithmetische Operatoren<text:tab/>5</text:p>
          <text:p text:style-name="P23">Bit-Operatoren<text:tab/>5</text:p>
          <text:p text:style-name="P23">Vergleichsoperatoren<text:tab/>5</text:p>
          <text:p text:style-name="P24">3.3.2Schleife von/bis (for/to/next)<text:tab/>5</text:p>
          <text:p text:style-name="P24">3.3.3Bedingte Anweisung (if/then/else)<text:tab/>6</text:p>
          <text:p text:style-name="P24">3.3.4Sprung (goto)<text:tab/>6</text:p>
          <text:p text:style-name="P24">3.3.5Unterprogramm aufrufen (gosub)<text:tab/>6</text:p>
          <text:p text:style-name="P24">3.3.6Programm-Ende (end)<text:tab/>6</text:p>
          <text:p text:style-name="P24">3.3.7Zufallswert (srand/rand)<text:tab/>6</text:p>
          <text:p text:style-name="P24">3.3.8absoluter Betrag (abs)<text:tab/>7</text:p>
          <text:p text:style-name="P24">3.3.9Complement (not)<text:tab/>7</text:p>
          <text:p text:style-name="P24">3.3.10Ausgabe (print)<text:tab/>7</text:p>
          <text:p text:style-name="P24">3.3.11Variable setzen (let)<text:tab/>7</text:p>
          <text:p text:style-name="P24">3.3.12EEPROM-Inhalt setzen (epeek)<text:tab/>7</text:p>
          <text:p text:style-name="P24">3.3.13EEPROM-Inhalt lesen (epoke)<text:tab/>8</text:p>
          <text:p text:style-name="P24">3.3.14Pause-Befehl (wait)<text:tab/>8</text:p>
          <text:p text:style-name="P24">3.3.15I/O-Portrichtung (Ein- oder Ausgang) festlegen (dir)<text:tab/>8</text:p>
          <text:p text:style-name="P24">3.3.16I/O-Port setzen (out)<text:tab/>8</text:p>
          <text:p text:style-name="P24">3.3.17I/O-Port auslesen (in)<text:tab/>9</text:p>
          <text:p text:style-name="P24">3.3.18ADC-Auslesen (adc)<text:tab/>9</text:p>
          <text:p text:style-name="P24">3.3.19C-Routinen aufrufen (call)<text:tab/>9</text:p>
          <text:p text:style-name="P24">3.3.20Zugriff auf interne C-Variablen (vpeek/vpoke)<text:tab/>9</text:p>
          <text:p text:style-name="P24">3.3.21Kommentar (rem)<text:tab/>10</text:p>
          <text:p text:style-name="P21"><text:soft-page-break/>3.4Basic-Fehlerbehandlung<text:tab/>10</text:p>
          <text:p text:style-name="P21">3.5Basic-Beispielprogramme<text:tab/>10</text:p>
          <text:p text:style-name="P24">3.5.1for-next, gosub-return, print<text:tab/>10</text:p>
          <text:p text:style-name="P24">3.5.2abs(), not()<text:tab/>11</text:p>
          <text:p text:style-name="P24">3.5.3Zufallswert<text:tab/>11</text:p>
          <text:p text:style-name="P24">3.5.4Kommentar<text:tab/>11</text:p>
          <text:p text:style-name="P24">3.5.5Call-Befehl<text:tab/>11</text:p>
          <text:p text:style-name="P24">3.5.6VPOKE, VPEEK<text:tab/>11</text:p>
          <text:p text:style-name="P24">3.5.7EEPROM setzen/lesen<text:tab/>12</text:p>
          <text:p text:style-name="P24">3.5.8Endlosschleife mit wait-Befehl<text:tab/>12</text:p>
          <text:p text:style-name="P24">3.5.9I/O-Port auslesen<text:tab/>12</text:p>
          <text:p text:style-name="P24">3.5.10ADC auslesen<text:tab/>12</text:p>
          <text:p text:style-name="P24">3.5.11Blinklichter<text:tab/>12</text:p>
          <text:p text:style-name="P23">Variante 1<text:tab/>12</text:p>
          <text:p text:style-name="P23">Variante 2<text:tab/>12</text:p>
          <text:p text:style-name="P23">Variante 3<text:tab/>13</text:p>
          <text:p text:style-name="P22">4Funktionsweise des Interpreters<text:tab/>13</text:p>
          <text:p text:style-name="P22">5Einbinden in eigenen AVR-Programme<text:tab/>13</text:p>
          <text:p text:style-name="P21">5.1Parametrisierung (ubasic_config.h)<text:tab/>13</text:p>
          <text:p text:style-name="P21">5.2Einbinden, Start eines Basic-Programmes in eigene Applikationen<text:tab/>15</text:p>
          <text:p text:style-name="P21">5.3Schnittstelle zu anderen internen C-Funktionen und -Variablen<text:tab/>16</text:p>
          <text:p text:style-name="P24">5.3.1Basic-Befehl CALL<text:tab/>16</text:p>
          <text:p text:style-name="P24">5.3.2Basic-Befehle VPEEK, VPOKE<text:tab/>19</text:p>
          <text:p text:style-name="P22">6Kontakt<text:tab/>20</text:p>
        </text:index-body>
      </text:table-of-content>
      <text:p text:style-name="P1"/>
      <text:p text:style-name="P4"/>
      <text:h text:style-name="P12" text:outline-level="1">Motivation</text:h>
      <text:p text:style-name="P14"/>
      <text:p text:style-name="Text_20_body">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Text_20_body">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Text_20_body">Ziel ist es, einen universellen Basic-Interpreter zu haben, der in AVR-Programme einfach eingebunden werden kann. Die Basic-Programme sollen dann über vorhandene Schnittstellen (seriell, Ethernet o.ä.) geladen werden oder sind auf einem externen Speichermedium (SD-Card, Dataflash o.ä.) verfügbar und einlesbar. </text:p>
      <text:p text:style-name="Text_20_body"/>
      <text:h text:style-name="Heading_20_1" text:outline-level="1">uBasic-Eigenschaften</text:h>
      <text:p text:style-name="Text_20_body">Folgende Eigenschaften weist uBasic auf:</text:p>
      <text:list text:style-name="L1">
        <text:list-item>
          <text:p text:style-name="P25">relativ einfach zu verstehender Quellcode, der es nach kurzer Einarbeitungszeit möglich macht, den Sprachumfang zu erweitern</text:p>
        </text:list-item>
        <text:list-item>
          <text:p text:style-name="P25">modular aufgebaut, einfach in eigene Applikationen integrierbar</text:p>
        </text:list-item>
        <text:list-item>
          <text:p text:style-name="P25">kleiner übersetzter Code, geringer Speicherverbrauch</text:p>
        </text:list-item>
        <text:list-item>
          <text:p text:style-name="P25">Sprachumfang und Speicherverbrauch parametrierbar</text:p>
        </text:list-item>
      </text:list>
      <text:p text:style-name="Text_20_body"/>
      <text:h text:style-name="Heading_20_1" text:outline-level="1"><text:bookmark text:name="Derzeitiger_Sprachumfang"/>Sprachumfang</text:h>
      <text:h text:style-name="Heading_20_2" text:outline-level="2">Generell</text:h>
      <text:p text:style-name="Text_20_body">Basic-Zeilen fangen immer mit einer eineindeutigen Zeilennummer an, diese werden in der folgenden 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Text_20_body">Innerhalb von uBasic wird nicht zwischen Groß- und Kleinschreibung unterschieden.</text:p>
      <text:p text:style-name="Text_20_body"><text:soft-page-break/>Ein Basic-Programm endet mit an einer <text:span text:style-name="T2">end</text:span>-Anweisung.</text:p>
      <text:p text:style-name="Text_20_body"/>
      <text:p text:style-name="Text_20_body">In der Folge werden:</text:p>
      <text:list text:style-name="L2">
        <text:list-item>
          <text:p text:style-name="P26">Befehle ohne einschließende Klammern ö.ä. angegeben</text:p>
        </text:list-item>
        <text:list-item>
          <text:p text:style-name="P26">erforderliche Syntaxelemente in &lt;...&gt; angegeben</text:p>
        </text:list-item>
        <text:list-item>
          <text:p text:style-name="P26">alternative Syntaxelemente mit einem | getrennt</text:p>
        </text:list-item>
        <text:list-item>
          <text:p text:style-name="P26">optionale Syntaxelemente in [...] angegeben</text:p>
        </text:list-item>
      </text:list>
      <text:p text:style-name="Text_20_body">Kombinationen sind möglich.</text:p>
      <text:p text:style-name="Text_20_body"/>
      <text:p text:style-name="Text_20_body">Bedeutung innerhalb folgender Syntaxbeschreibung:</text:p>
      <text:list text:style-name="L3">
        <text:list-item>
          <text:p text:style-name="P30"><text:span text:style-name="T2">val</text:span> <text:s/><text:span text:style-name="T3"></text:span> ein numerischer Wert</text:p>
        </text:list-item>
        <text:list-item>
          <text:p text:style-name="P30"><text:span text:style-name="T2">str</text:span> <text:s/><text:span text:style-name="T3"></text:span> ein String (eingeschlossen in "...")</text:p>
        </text:list-item>
        <text:list-item>
          <text:p text:style-name="P30"><text:span text:style-name="T2">expr</text:span> <text:span text:style-name="T3"></text:span> eine Expression (Ausdruck)</text:p>
        </text:list-item>
        <text:list-item>
          <text:p text:style-name="P30"><text:span text:style-name="T2">var</text:span> <text:s/><text:span text:style-name="T3"></text:span> eine Variable</text:p>
        </text:list-item>
        <text:list-item>
          <text:p text:style-name="P30"><text:span text:style-name="T2">rel</text:span> <text:s/><text:span text:style-name="T3"></text:span> Relation (Vergleichsoperation)</text:p>
        </text:list-item>
        <text:list-item>
          <text:p text:style-name="P30"><text:span text:style-name="T2">...</text:span> <text:s/><text:span text:style-name="T3"></text:span> weitere beliebige Statements/Zeichen o.ä.</text:p>
        </text:list-item>
      </text:list>
      <text:p text:style-name="P18"/>
      <text:h text:style-name="Heading_20_2" text:outline-level="2">Einschränkungen</text:h>
      <text:p text:style-name="Text_20_body">Folgende Einschränkungen gelten für Basic-Programme</text:p>
      <text:list text:style-name="L4">
        <text:list-item>
          <text:p text:style-name="P27">Wertebereiche Variablen: nur Integer (signed)</text:p>
        </text:list-item>
        <text:list-item>
          <text:p text:style-name="P27">Variablennamen: nur ein Buchstabe von 'a'...'z' bzw. 'A'...'Z' (es gilt a=A usw.)</text:p>
        </text:list-item>
        <text:list-item>
          <text:p text:style-name="P27">Anzahl Variablen: max. 26 und via define einstellbar (uBasic_config.h)</text:p>
        </text:list-item>
        <text:list-item>
          <text:p text:style-name="P27">Schachtelungstiefe for-Befehl: ist begrenzt und via define einstellbar (uBasic_config.h)</text:p>
        </text:list-item>
        <text:list-item>
          <text:p text:style-name="P27">Schachtelungstiefe gosub-Befehl: ist begrenzt und via define einstellbar (uBasic_config.h)</text:p>
        </text:list-item>
        <text:list-item>
          <text:p text:style-name="P27">Länge des Basic-Quelltext: ist begrenzt durch vorhandene Speichergrößen</text:p>
        </text:list-item>
        <text:list-item>
          <text:p text:style-name="P27">es gibt keine Arrays</text:p>
        </text:list-item>
      </text:list>
      <text:p text:style-name="Text_20_body"/>
      <text:p text:style-name="Text_20_body"/>
      <text:p text:style-name="Text_20_body"/>
      <text:h text:style-name="Heading_20_2" text:outline-level="2"><text:soft-page-break/>uBasic-Syntax</text:h>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19">Operator</text:p>
          </table:table-cell>
          <table:table-cell table:style-name="Table1.B1" office:value-type="string">
            <text:p text:style-name="P19">Bedeutung </text:p>
          </table:table-cell>
        </table:table-row>
        <table:table-row>
          <table:table-cell table:style-name="Table1.A2" office:value-type="string">
            <text:p text:style-name="P20">+</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0">-</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0">/</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0">*</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0">%,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19">Operator </text:p>
          </table:table-cell>
          <table:table-cell table:style-name="Table2.B1" office:value-type="string">
            <text:p text:style-name="P19">Bedeutung </text:p>
          </table:table-cell>
        </table:table-row>
        <table:table-row>
          <table:table-cell table:style-name="Table2.A2" office:value-type="string">
            <text:p text:style-name="P20">|,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0">&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0">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0">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0">shl</text:p>
          </table:table-cell>
          <table:table-cell table:style-name="Table2.B2" office:value-type="string">
            <text:p text:style-name="Table_20_Contents">Linksverschiebung; z.B. <text:span text:style-name="T2">4 shl 1</text:span></text:p>
          </table:table-cell>
        </table:table-row>
      </table:table>
      <text:p text:style-name="Text_20_body"/>
      <text:h text:style-name="Heading_20_4" text:outline-level="4">Vergleichsoperatoren</text:h>
      <table:table table:name="Table3" table:style-name="Table3">
        <table:table-column table:style-name="Table3.A"/>
        <table:table-column table:style-name="Table3.B"/>
        <table:table-row>
          <table:table-cell table:style-name="Table3.A1" office:value-type="string">
            <text:p text:style-name="P19">Operator </text:p>
          </table:table-cell>
          <table:table-cell table:style-name="Table3.B1" office:value-type="string">
            <text:p text:style-name="P19">Bedeutung </text:p>
          </table:table-cell>
        </table:table-row>
        <table:table-row>
          <table:table-cell table:style-name="Table3.A2" office:value-type="string">
            <text:p text:style-name="P20">&lt;</text:p>
          </table:table-cell>
          <table:table-cell table:style-name="Table3.B2" office:value-type="string">
            <text:p text:style-name="Table_20_Contents">kleiner</text:p>
          </table:table-cell>
        </table:table-row>
        <table:table-row>
          <table:table-cell table:style-name="Table3.A2" office:value-type="string">
            <text:p text:style-name="P20">&gt;</text:p>
          </table:table-cell>
          <table:table-cell table:style-name="Table3.B2" office:value-type="string">
            <text:p text:style-name="Table_20_Contents">größer</text:p>
          </table:table-cell>
        </table:table-row>
        <table:table-row>
          <table:table-cell table:style-name="Table3.A2" office:value-type="string">
            <text:p text:style-name="P20">=</text:p>
          </table:table-cell>
          <table:table-cell table:style-name="Table3.B2" office:value-type="string">
            <text:p text:style-name="Table_20_Contents">gleich</text:p>
          </table:table-cell>
        </table:table-row>
        <table:table-row>
          <table:table-cell table:style-name="Table3.A2" office:value-type="string">
            <text:p text:style-name="P20">&gt;=</text:p>
          </table:table-cell>
          <table:table-cell table:style-name="Table3.B2" office:value-type="string">
            <text:p text:style-name="Table_20_Contents">größer gleich</text:p>
          </table:table-cell>
        </table:table-row>
        <table:table-row>
          <table:table-cell table:style-name="Table3.A2" office:value-type="string">
            <text:p text:style-name="P20">&lt;=</text:p>
          </table:table-cell>
          <table:table-cell table:style-name="Table3.B2" office:value-type="string">
            <text:p text:style-name="Table_20_Contents">kleiner gleich</text:p>
          </table:table-cell>
        </table:table-row>
        <table:table-row>
          <table:table-cell table:style-name="Table3.A2" office:value-type="string">
            <text:p text:style-name="P20">&lt;&gt;</text:p>
          </table:table-cell>
          <table:table-cell table:style-name="Table3.B2" office:value-type="string">
            <text:p text:style-name="Table_20_Contents">ungleich</text:p>
          </table:table-cell>
        </table:table-row>
      </table:table>
      <text:p text:style-name="Text_20_body"><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h text:style-name="Heading_20_3" text:outline-level="3">Schleife von/bis (for/to/next)</text:h>
      <text:p text:style-name="P7">for var=&lt;val|expr|var&gt; to|downto &lt;val|expr|var&gt; [step &lt;val|expr|var&gt;]</text:p>
      <text:p text:style-name="P7">...</text:p>
      <text:p text:style-name="P7">next &lt;var&gt;</text:p>
      <text:p text:style-name="Text_20_body"/>
      <text:p text:style-name="Text_20_body"><text:soft-page-break/>Schachtelungen von <text:span text:style-name="T2">for-next</text:span>-Schleifen sind möglich.</text:p>
      <text:p text:style-name="Text_20_body"/>
      <text:h text:style-name="Heading_20_3" text:outline-level="3">Bedingte Anweisung (if/then/else)</text:h>
      <text:p text:style-name="P7">if &lt;var&gt;&lt;rel&gt;&lt;var|val|expr&gt; then ... [else ...]</text:p>
      <text:p text:style-name="Text_20_body"/>
      <text:p text:style-name="Text_20_body">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7">goto &lt;val&gt;</text:p>
      <text:p text:style-name="Text_20_body"/>
      <text:p text:style-name="Text_20_body"><text:span text:style-name="T2">val</text:span> gibt eine gültige Zeilennummer an, zu der im Kontext gesprungen werden soll.</text:p>
      <text:p text:style-name="Text_20_body"/>
      <text:h text:style-name="Heading_20_3" text:outline-level="3">Unterprogramm aufrufen (gosub)</text:h>
      <text:p text:style-name="P7">gosub &lt;val&gt;</text:p>
      <text:p text:style-name="P7">...</text:p>
      <text:p text:style-name="P7">return</text:p>
      <text:p text:style-name="Text_20_body"/>
      <text:p text:style-name="Text_20_body"><text:span text:style-name="T2">val</text:span> gibt eine gültige Zeilennummer an,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Text_20_body">Schachtelungen von <text:span text:style-name="T2">gosub</text:span>-Anweisungen sind möglich.</text:p>
      <text:p text:style-name="Text_20_body"/>
      <text:h text:style-name="Heading_20_3" text:outline-level="3">Programm-Ende (end)</text:h>
      <text:p text:style-name="P7">end</text:p>
      <text:p text:style-name="P15"/>
      <text:p text:style-name="P16">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7">srand</text:p>
      <text:p text:style-name="Text_20_body"/>
      <text:p text:style-name="Text_20_body">Einen Zufallswert zwischen 0 &gt;= ... &lt;= (Wert in Klammern) erzeugen:</text:p>
      <text:p text:style-name="P7">&lt;var&gt;=rand(&lt;val|var|expr&gt;)</text:p>
      <text:p text:style-name="Text_20_body"><text:soft-page-break/></text:p>
      <text:p text:style-name="Text_20_body">Kann auch selbst Element eines Ausdrucks sein.</text:p>
      <text:p text:style-name="Text_20_body"/>
      <text:h text:style-name="Heading_20_3" text:outline-level="3">absoluter Betrag (abs)</text:h>
      <text:p text:style-name="P7">&lt;var&gt;=abs(&lt;val|var|expr&gt;)</text:p>
      <text:p text:style-name="Text_20_body"/>
      <text:p text:style-name="Text_20_body">Kann auch selbst Element eines Ausdrucks sein.</text:p>
      <text:p text:style-name="Text_20_body"/>
      <text:h text:style-name="Heading_20_3" text:outline-level="3">Complement (not)</text:h>
      <text:p text:style-name="P7">&lt;var&gt;=not(&lt;val|var|expr&gt;)</text:p>
      <text:p text:style-name="Text_20_body"/>
      <text:p text:style-name="Text_20_body">Kann auch selbst Element eines Ausdrucks sein.</text:p>
      <text:p text:style-name="Text_20_body"/>
      <text:h text:style-name="Heading_20_3" text:outline-level="3">Ausgabe (print)</text:h>
      <text:p text:style-name="P7">print &lt;val|var|expr|str&gt; [&lt;,|;&gt; &lt;val|var|expr|str&gt;]</text:p>
      <text:p text:style-name="Text_20_body"/>
      <text:p text:style-name="Text_20_body">Zwischen den einzelnen Ausdrücken wird ein Leerzeichens ausgegeben, wenn als Trennzeichen ein Komma angegeben wird. Ein Semikolon unterdrückt die Ausgabe des Leerzeichen.</text:p>
      <text:p text:style-name="Text_20_body">Die Ausgabe erfolgt auf der "Standard-Ausgabe", welche in den entsprechenden Defines in ubasic_config.h definiert ist.</text:p>
      <text:p text:style-name="Text_20_body"/>
      <text:h text:style-name="Heading_20_3" text:outline-level="3">Variable setzen (let)</text:h>
      <text:p text:style-name="P7">[let] &lt;var&gt;=&lt;var|val|expr&gt;</text:p>
      <text:p text:style-name="Text_20_body"/>
      <text:p text:style-name="Text_20_body">Die Angabe von <text:span text:style-name="T2">let</text:span> ist optional. Variablen sind immer vom Typ signed Integer. Beim Start eines Basic-Programms werden sie mit 0 vorinitialisiert.</text:p>
      <text:p text:style-name="Text_20_body"/>
      <text:h text:style-name="Heading_20_3" text:outline-level="3">EEPROM-Inhalt setzen (epeek)</text:h>
      <text:p text:style-name="P7">epoke(&lt;val|var|expr&gt;)=&lt;val|var|expr&gt;</text:p>
      <text:p text:style-name="Text_20_body"/>
      <text:p text:style-name="Text_20_body">Der Wert in den Klammern gibt die Adresse im EEPROM an, deren Inhalt mit dem Wert rechts neben dem Istgleich gefüllt werden.</text:p>
      <text:p text:style-name="Text_20_body">Der Befehl ist AVR-spezifisch.</text:p>
      <text:p text:style-name="Text_20_body"/>
      <text:h text:style-name="Heading_20_3" text:outline-level="3"><text:soft-page-break/>EEPROM-Inhalt lesen (epoke)</text:h>
      <text:p text:style-name="P7">&lt;var&gt;=epoke(&lt;val|var|expr&gt;)</text:p>
      <text:p text:style-name="Text_20_body"/>
      <text:p text:style-name="Text_20_body">Kann auch selbst Element eines Ausdrucks sein.</text:p>
      <text:p text:style-name="Text_20_body">Der Wert in den Klammern gibt die Adresse im EEPROM an, deren Inhalt zurück gegeben werden soll.</text:p>
      <text:p text:style-name="Text_20_body">Der Befehl ist AVR-spezifisch.</text:p>
      <text:p text:style-name="Text_20_body"/>
      <text:h text:style-name="Heading_20_3" text:outline-level="3">Pause-Befehl (wait)</text:h>
      <text:p text:style-name="P7">wait &lt;val|var|expr&gt;</text:p>
      <text:p text:style-name="Text_20_body"/>
      <text:p text:style-name="Text_20_body">Die Pausezeit ist in Millisekunden anzugeben. Intern wird _delay_ms() aus util/delay.h verwendet, also der Prozessor wartet wirklich und ist damit auch AVR-spezifisch.</text:p>
      <text:p text:style-name="Text_20_body"/>
      <text:h text:style-name="Heading_20_3" text:outline-level="3">I/O-Portrichtung (Ein- oder Ausgang) festlegen (dir)</text:h>
      <text:p text:style-name="P7">dir(&lt;port&gt;, &lt;pin&gt;)=&lt;val|var|expr&gt;</text:p>
      <text:p text:style-name="Text_20_body"/>
      <text:p text:style-name="Text_20_body">port:<text:tab/>AVR-Port a,b,c,d... (plattformspezifisch!)</text:p>
      <text:p text:style-name="Text_20_body">pin:<text:tab/>Pin-Nr. des Port</text:p>
      <text:p text:style-name="Text_20_body">Es wird das angegebenen Pin des jeweiligen Ports als Aus- oder Eingang gesetzt. Dabei werden alle Werte &gt;0 als Ausgang und Werte =0 wird als Eingang gewertet.</text:p>
      <text:p text:style-name="Text_20_body">Der Befehl ist AVR-spezifisch. Welche Ports angesteuert werden können ist abhängig vom verwendeten Mikrocontroller und kann in ubasic_config.h eingestellt werden. </text:p>
      <text:p text:style-name="Text_20_body"/>
      <text:h text:style-name="Heading_20_3" text:outline-level="3">I/O-Port setzen (out)</text:h>
      <text:p text:style-name="P7">out(&lt;port&gt;, &lt;pin&gt;)=&lt;val|var|expr&gt;</text:p>
      <text:p text:style-name="Text_20_body"/>
      <text:p text:style-name="Text_20_body">port:<text:tab/>AVR-Port a,b,c,d... (plattformspezifisch!)</text:p>
      <text:p text:style-name="Text_20_body">pin:<text:tab/>Pin-Nr. des Port</text:p>
      <text:p text:style-name="Text_20_body">Es wird das angegebenen Pin des jeweiligen Ports auf 0 oder 1 gesetzt. Dabei werden alle Werte größer 0 als 1 und Werte gleich 0 als 0 gewertet.</text:p>
      <text:p text:style-name="Text_20_body">Der Befehl ist AVR-spezifisch. Welche Ports angesteuert werden können ist abhängig vom verwendeten Mikrocontroller und kann in ubasic_config.h eingestellt werden. </text:p>
      <text:p text:style-name="Text_20_body"/>
      <text:p text:style-name="Text_20_body"/>
      <text:h text:style-name="Heading_20_3" text:outline-level="3"><text:soft-page-break/>I/O-Port auslesen (in)</text:h>
      <text:p text:style-name="P7">var=in(&lt;port&gt;, &lt;pin&gt;)</text:p>
      <text:p text:style-name="Text_20_body"/>
      <text:p text:style-name="Text_20_body">port:<text:tab/>AVR-Port a,b,c,d... (plattformspezifisch!)</text:p>
      <text:p text:style-name="Text_20_body">pin:<text:tab/>Pin-Nr. des Port</text:p>
      <text:p text:style-name="Text_20_body">Es wird das angegebene Pin des entsprechenden Ports ausgelesen und als Ergebnis zurückgegeben.</text:p>
      <text:p text:style-name="Text_20_body">Der Befehl ist AVR-spezifisch. Welche Ports angesteuert werden können ist abhängig vom verwendeten Mikrocontroller und kann in ubasic_config.h eingestellt werden. </text:p>
      <text:p text:style-name="Text_20_body"/>
      <text:h text:style-name="Heading_20_3" text:outline-level="3">ADC-Auslesen (adc)</text:h>
      <text:p text:style-name="P7">var=adc(&lt;val|var|expr&gt;)</text:p>
      <text:p text:style-name="Text_20_body"/>
      <text:p text:style-name="Text_20_body">Die Nummer in Klammern gibt den entsprechenden ADC an.</text:p>
      <text:p text:style-name="Text_20_body">Der Befehl ist AVR-spezifisch. Die Konfiguration der möglichen ADC-Kanäle ist abhängig vom verwendeten Mikrocontroller und kann in ubasic_config.h eingestellt werden. </text:p>
      <text:p text:style-name="Text_20_body"/>
      <text:h text:style-name="Heading_20_3" text:outline-level="3">C-Routinen aufrufen (call)</text:h>
      <text:p text:style-name="P7">[&lt;var&gt;=]call(str[, &lt;val|var|expr&gt;[, &lt;val|var|expr&gt;]])</text:p>
      <text:p text:style-name="Text_20_body"/>
      <text:p text:style-name="Text_20_body">str: Name der Funktion</text:p>
      <text:p text:style-name="Text_20_body">Die folgenden Parameter sind die (konfigurierten) Übergabe der C-Funktion. </text:p>
      <text:p text:style-name="Text_20_body">Aufruf von internen C-Routinen. Dazu muss in ubasic_call.* einige Voraussetzungen geschaffen werden, siehe auch entsprechendes Kapitel in diesem Dokument.</text:p>
      <text:p text:style-name="Text_20_body">Funktioniert als Ausdruck, wie auch als Statement.</text:p>
      <text:p text:style-name="Text_20_body"/>
      <text:h text:style-name="Heading_20_3" text:outline-level="3">Zugriff auf interne C-Variablen (vpeek/vpoke)</text:h>
      <text:p text:style-name="Text_20_body">Setzen einer internen C-Variable:</text:p>
      <text:p text:style-name="P7">epoke(&lt;str&gt;)=&lt;val|var|expr&gt;</text:p>
      <text:p text:style-name="Text_20_body"/>
      <text:p text:style-name="Text_20_body">Auslesen einer internen C-Variable:</text:p>
      <text:p text:style-name="P7">&lt;var&gt;=epeek(&lt;str&gt;)</text:p>
      <text:p text:style-name="Text_20_body"/>
      <text:p text:style-name="Text_20_body">str: Name der internen C-Variable</text:p>
      <text:p text:style-name="Text_20_body">Bei <text:span text:style-name="T2">vpoke</text:span> wird die interne C-Variable auf den Wert nach dem Istgleich gesetzt. Der Rückgabewert von <text:span text:style-name="T2">vpeek</text:span> ist der Inhalt der internen C-Variable.</text:p>
      <text:p text:style-name="Text_20_body">Siehe auch entsprechendes Kapitel in diesem Dokument.</text:p>
      <text:h text:style-name="Heading_20_3" text:outline-level="3"><text:soft-page-break/>Kommentar (rem)</text:h>
      <text:p text:style-name="P7">rem [...]</text:p>
      <text:p text:style-name="Text_20_body"/>
      <text:p text:style-name="Text_20_body">Der nach <text:span text:style-name="T2">rem</text:span> folgende Text wird durch den Interpreter übersprungen und die Abarbeitung wird in der nächsten Basic-Programmzeile fortgesetzt.</text:p>
      <text:p text:style-name="Text_20_body"/>
      <text:h text:style-name="Heading_20_2" text:outline-level="2">Basic-Fehlerbehandlung</text:h>
      <text:p text:style-name="Text_20_body">Soweit der Interpreter Fehler im Basic-Programm erkennt, werden sie in folgender Form auf der Standard-Ausgabe ausgegeben:</text:p>
      <text:p text:style-name="P7">error &lt;error-number&gt; at line: '&lt;line-number&gt;'</text:p>
      <text:p text:style-name="Text_20_body"/>
      <text:p text:style-name="Text_20_body">Dabei ist &lt;line-number&gt; die Basic-Zeile, in der der Fehler aufgetreten ist.</text:p>
      <text:p text:style-name="Text_20_body">&lt;error-number&gt; hat folgende Bedeutungen (siehe auch uBasic.h):</text:p>
      <text:list text:style-name="L5">
        <text:list-item>
          <text:p text:style-name="P28">1 <text:span text:style-name="T3"></text:span> allgemeiner Syntax-Fehler</text:p>
        </text:list-item>
        <text:list-item>
          <text:p text:style-name="P28">2 <text:span text:style-name="T3"></text:span> AVR-Erweiterung; unbekannter ADC-Kanal; uBasic_config.h</text:p>
        </text:list-item>
        <text:list-item>
          <text:p text:style-name="P28">3 <text:span text:style-name="T3"></text:span> AVR-Erweiterung; unbekannter I/O-Port; uBasic_config.h</text:p>
        </text:list-item>
        <text:list-item>
          <text:p text:style-name="P28">4 <text:span text:style-name="T3"></text:span> FOR-Schleife ohne TO oder DOWNTO</text:p>
        </text:list-item>
        <text:list-item>
          <text:p text:style-name="P28">5 <text:span text:style-name="T3"></text:span> unbekannter Befehl (Statement)</text:p>
        </text:list-item>
        <text:list-item>
          <text:p text:style-name="P28">6 <text:span text:style-name="T3"></text:span> CALL-Befehl: unbekannter Funktionsname</text:p>
        </text:list-item>
        <text:list-item>
          <text:p text:style-name="P28">7 <text:span text:style-name="T3"></text:span> intern; CALL-Befehl: unbekannter Funktionspointertyp</text:p>
        </text:list-item>
        <text:list-item>
          <text:p text:style-name="P28">8 <text:span text:style-name="T3"></text:span> VPEEK/VPOKE-Befehl: unbekannter Variablenname</text:p>
        </text:list-item>
      </text:list>
      <text:p text:style-name="Text_20_body"/>
      <text:p text:style-name="Text_20_body">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Heading_20_2" text:outline-level="2">Basic-Beispielprogramme</text:h>
      <text:h text:style-name="Heading_20_3" text:outline-level="3">for-next, gosub-return, print</text:h>
      <text:p text:style-name="P11">10 <text:s/>gosub 100</text:p>
      <text:p text:style-name="P11">15 <text:s/>a=30</text:p>
      <text:p text:style-name="P11">20 <text:s/>for i = 1 to a step 10</text:p>
      <text:p text:style-name="P11">30 <text:s/>print "i=", i</text:p>
      <text:p text:style-name="P11">40 <text:s/>next i</text:p>
      <text:p text:style-name="P11">50 <text:s/>end</text:p>
      <text:p text:style-name="P11">100 print "subroutine"</text:p>
      <text:p text:style-name="P10">110 return</text:p>
      <text:h text:style-name="Heading_20_3" text:outline-level="3"><text:bookmark text:name="abs.28.29.2C_not.28.29"/><text:soft-page-break/>abs(), not()</text:h>
      <text:p text:style-name="Preformatted_20_Text">10 print abs(-8)</text:p>
      <text:p text:style-name="Preformatted_20_Text">20 print not(7)</text:p>
      <text:p text:style-name="P8">30 end</text:p>
      <text:h text:style-name="Heading_20_3" text:outline-level="3"><text:bookmark text:name="Zufallswert"/>Zufallswert</text:h>
      <text:p text:style-name="Preformatted_20_Text">10 <text:s/>srand</text:p>
      <text:p text:style-name="Preformatted_20_Text">20 <text:s/>for v = 1 to 2000</text:p>
      <text:p text:style-name="Preformatted_20_Text">30 <text:s/>y=rand(9)</text:p>
      <text:p text:style-name="Preformatted_20_Text">40 <text:s/>if y=0 then a=a+1</text:p>
      <text:p text:style-name="Preformatted_20_Text">50 <text:s/>if y=1 then b=b+1</text:p>
      <text:p text:style-name="Preformatted_20_Text">60 <text:s/>if y=2 then c=c+1</text:p>
      <text:p text:style-name="Preformatted_20_Text">70 <text:s/>if y=3 then d=d+1</text:p>
      <text:p text:style-name="Preformatted_20_Text">80 <text:s/>if y=4 then e=e+1</text:p>
      <text:p text:style-name="Preformatted_20_Text">90 <text:s/>if y=5 then f=f+1</text:p>
      <text:p text:style-name="Preformatted_20_Text">100 if y=6 then g=g+1</text:p>
      <text:p text:style-name="Preformatted_20_Text">110 if y=7 then h=h+1</text:p>
      <text:p text:style-name="Preformatted_20_Text">120 if y=8 then i=i+1</text:p>
      <text:p text:style-name="Preformatted_20_Text">130 if y=9 then j=j+1</text:p>
      <text:p text:style-name="Preformatted_20_Text">140 next v</text:p>
      <text:p text:style-name="Preformatted_20_Text">150 print a,b,c,d,e,f,g,h,i,j</text:p>
      <text:p text:style-name="P8">160 end</text:p>
      <text:h text:style-name="Heading_20_3" text:outline-level="3"><text:bookmark text:name="Kommentar"/>Kommentar</text:h>
      <text:p text:style-name="Preformatted_20_Text">10 rem Das ist ein Kommentar</text:p>
      <text:p text:style-name="Preformatted_20_Text">20 print "Hallo..."</text:p>
      <text:p text:style-name="P8">30 end</text:p>
      <text:h text:style-name="Heading_20_3" text:outline-level="3"><text:bookmark text:name="Call-Befehl"/>Call-Befehl</text:h>
      <text:p text:style-name="Preformatted_20_Text">10 call("a")</text:p>
      <text:p text:style-name="Preformatted_20_Text">20 print call("c",0)</text:p>
      <text:p text:style-name="Preformatted_20_Text">30 wait 500</text:p>
      <text:p text:style-name="Preformatted_20_Text">40 call("b", 0)</text:p>
      <text:p text:style-name="Preformatted_20_Text">50 wait 500</text:p>
      <text:p text:style-name="Preformatted_20_Text">60 goto 10</text:p>
      <text:p text:style-name="P8">70 end</text:p>
      <text:p text:style-name="Text_20_body"/>
      <text:h text:style-name="Heading_20_3" text:outline-level="3"><text:bookmark text:name="VPOKE.2C_VPEEK"/>VPOKE, VPEEK</text:h>
      <text:p text:style-name="Preformatted_20_Text">10 vpoke("a")=123</text:p>
      <text:p text:style-name="Preformatted_20_Text">20 a=vpeek("a")</text:p>
      <text:p text:style-name="P8">30 end<text:bookmark text:name="AVR-spezifische_Dinge"/></text:p>
      <text:h text:style-name="Heading_20_3" text:outline-level="3"><text:bookmark text:name="EEPROM_setzen.2Flesen"/><text:soft-page-break/>EEPROM setzen/lesen</text:h>
      <text:p text:style-name="Preformatted_20_Text">10 epoke(2)=55</text:p>
      <text:p text:style-name="Preformatted_20_Text">20 epoke(3)=11</text:p>
      <text:p text:style-name="Preformatted_20_Text">30 a=epeek(2)</text:p>
      <text:p text:style-name="Preformatted_20_Text">40 print a</text:p>
      <text:p text:style-name="Preformatted_20_Text">50 print epeek(3)+3</text:p>
      <text:p text:style-name="P8">60 end</text:p>
      <text:h text:style-name="Heading_20_3" text:outline-level="3"><text:bookmark text:name="Endlosschleife_mit_wait-Befehl"/>Endlosschleife mit wait-Befehl</text:h>
      <text:p text:style-name="Preformatted_20_Text">10 a=1</text:p>
      <text:p text:style-name="Preformatted_20_Text">20 print a</text:p>
      <text:p text:style-name="Preformatted_20_Text">30 wait 1000</text:p>
      <text:p text:style-name="Preformatted_20_Text">40 a=a+1</text:p>
      <text:p text:style-name="Preformatted_20_Text">50 goto 20</text:p>
      <text:p text:style-name="P8">60 end</text:p>
      <text:h text:style-name="Heading_20_3" text:outline-level="3"><text:bookmark text:name="I.2FO-Port_auslesen"/>I/O-Port auslesen</text:h>
      <text:p text:style-name="Preformatted_20_Text">10 print in(b,0)</text:p>
      <text:p text:style-name="P8">20 end</text:p>
      <text:h text:style-name="Heading_20_3" text:outline-level="3"><text:bookmark text:name="ADC_auslesen"/>ADC auslesen</text:h>
      <text:p text:style-name="Preformatted_20_Text">10 print adc(0)</text:p>
      <text:p text:style-name="P8">20 end</text:p>
      <text:h text:style-name="Heading_20_3" text:outline-level="3"><text:bookmark text:name="Blinklichter"/>Blinklichter</text:h>
      <text:h text:style-name="Heading_20_4" text:outline-level="4" text:is-list-header="true"><text:bookmark text:name="Variante_1"/>Variante 1</text:h>
      <text:p text:style-name="Preformatted_20_Text">10 dir(b,1)=1</text:p>
      <text:p text:style-name="Preformatted_20_Text">20 out(b,1)=1</text:p>
      <text:p text:style-name="Preformatted_20_Text">30 wait 1000</text:p>
      <text:p text:style-name="Preformatted_20_Text">40 out(b,1)=0</text:p>
      <text:p text:style-name="Preformatted_20_Text">50 wait 1000</text:p>
      <text:p text:style-name="Preformatted_20_Text">60 goto 20</text:p>
      <text:p text:style-name="P8">70 end</text:p>
      <text:h text:style-name="Heading_20_4" text:outline-level="4" text:is-list-header="true"><text:bookmark text:name="Variante_2"/>Variante 2</text:h>
      <text:p text:style-name="Preformatted_20_Text">10 dir(b,1)=1</text:p>
      <text:p text:style-name="Preformatted_20_Text">20 a=0</text:p>
      <text:p text:style-name="Preformatted_20_Text">30 out(b,1)=a</text:p>
      <text:p text:style-name="Preformatted_20_Text">40 if a=1 then a=0 else a=1</text:p>
      <text:p text:style-name="Preformatted_20_Text">50 wait 1000</text:p>
      <text:p text:style-name="Preformatted_20_Text">60 goto 30</text:p>
      <text:p text:style-name="P8"><text:soft-page-break/>70 end</text:p>
      <text:h text:style-name="Heading_20_4" text:outline-level="4" text:is-list-header="true"><text:bookmark text:name="Variante_3"/>Variante 3</text:h>
      <text:p text:style-name="Preformatted_20_Text">10 dir(b,1)=1</text:p>
      <text:p text:style-name="Preformatted_20_Text">20 a=0</text:p>
      <text:p text:style-name="Preformatted_20_Text">30 a=a+1</text:p>
      <text:p text:style-name="Preformatted_20_Text">40 if (a%2)=1 then out(b,1)=0 else out(b,1)=1</text:p>
      <text:p text:style-name="Preformatted_20_Text">50 wait 1000</text:p>
      <text:p text:style-name="Preformatted_20_Text">60 goto 30</text:p>
      <text:p text:style-name="P8">70 end</text:p>
      <text:h text:style-name="P13" text:outline-level="1">Funktionsweise des Interpreters</text:h>
      <text:p text:style-name="Text_20_body">Der uBasic-Interpreter unterteilt sich in zwei Komponenten: </text:p>
      <text:list text:style-name="L6">
        <text:list-item>
          <text:p text:style-name="P31">dem Tokenizer (tokenizer.*) </text:p>
        </text:list-item>
        <text:list-item>
          <text:p text:style-name="P29">dem eigentlichen uBasic (ubasic*.*) </text:p>
        </text:list-item>
      </text:list>
      <text:p text:style-name="Text_20_body"><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Text_20_body">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Text_20_body">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Text_20_body">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p text:style-name="Text_20_body"/>
      <text:h text:style-name="Heading_20_1" text:outline-level="1"><text:bookmark text:name="Einbinden_in_eigene_AVR-Programme"/>Einbinden in eigenen AVR-Programme</text:h>
      <text:h text:style-name="Heading_20_2" text:outline-level="2">Parametrisierung (ubasic_config.h)</text:h>
      <text:p text:style-name="Text_20_body">Mit Hilfe diverser Defines in ubasic_config.h kann der Basic-Sprachumfang, der Speicherverbrauch sowie einige AVR-spezifische Dinge gesteuert werden. Folgende Defines sind definiert:</text:p>
      <text:p text:style-name="Text_20_body"/>
      <text:p text:style-name="Preformatted_20_Text"><text:soft-page-break/>#define PRINTF(...) <text:s/>usart_write(__VA_ARGS__)</text:p>
      <text:p text:style-name="Text_20_body">Definiert die Standardausgabe für den Basic-Befehl <text:span text:style-name="T2">print,</text:span> im obigen Beispiel über die serielle Schnittstelle.</text:p>
      <text:p text:style-name="Text_20_body"/>
      <text:p text:style-name="Preformatted_20_Text">#define MAX_STRINGLEN 40</text:p>
      <text:p text:style-name="Text_20_body">Maximale Länge eines Strings innerhalb des Basic-Befehls <text:span text:style-name="T2">print</text:span>. (Bsp.: maximal 40 Zeichen)</text:p>
      <text:p text:style-name="Text_20_body"/>
      <text:p text:style-name="Preformatted_20_Text">#define MAX_GOSUB_STACK_DEPTH 2</text:p>
      <text:p text:style-name="Text_20_body">Maximale Schachtelungstiefe innerhalb von <text:span text:style-name="T2">gosub</text:span>-Anwesiungen. (Bsp.: maximale Schachtelungstiefe 2)</text:p>
      <text:p text:style-name="Text_20_body"/>
      <text:p text:style-name="Preformatted_20_Text">#define MAX_FOR_STACK_DEPTH 4</text:p>
      <text:p text:style-name="Text_20_body">Maximale Schachtelungstiefe von <text:span text:style-name="T2">for-next</text:span>-Anweisungen. (Bsp.: maximale Schachtelungstiefe 4)</text:p>
      <text:p text:style-name="Text_20_body"/>
      <text:p text:style-name="Preformatted_20_Text">#define MAX_VARNUM 26</text:p>
      <text:p text:style-name="Text_20_body">Maximale Anzahl von Basic-Variablen. Da Variablennamen nur aus einem Buchstaben bestehen können, sind maximal 26 Variablen möglich. (Bsp.: maximal 26 Variablen)</text:p>
      <text:p text:style-name="Text_20_body"/>
      <text:p text:style-name="Preformatted_20_Text">#define MAX_NAME_LEN<text:tab/>8</text:p>
      <text:p text:style-name="Text_20_body">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1</text:p>
      <text:p text:style-name="Preformatted_20_Text">#define UBASIC_CVARS<text:tab/>1</text:p>
      <text:p text:style-name="Preformatted_20_Text">#define UBASIC_REM<text:tab/><text:tab/>1</text:p>
      <text:p text:style-name="Preformatted_20_Text">#define UBASIC_PRINT<text:tab/>1</text:p>
      <text:p text:style-name="Text_20_body">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SE_LINENUM_CACHE<text:tab/><text:tab/>1</text:p>
      <text:p text:style-name="Preformatted_20_Text">#define MAX_LINENUM_CACHE_DEPTH<text:tab/>8</text:p>
      <text:p text:style-name="Text_20_body">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Text_20_body"/>
      <text:p text:style-name="Preformatted_20_Text"><text:soft-page-break/>#define BREAK_NOT_EXIT<text:tab/>1</text:p>
      <text:p text:style-name="Text_20_body">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Text_20_body"/>
      <text:p text:style-name="Preformatted_20_Text">#define USE_AVR<text:tab/><text:tab/>1</text:p>
      <text:p text:style-name="Text_20_body">Mit diesem Define können AVR-spezifische Basic-Anweisungen ein- (Wert 1) oder ausgeschaltet werden.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text:tab/>1</text:p>
      <text:p text:style-name="Text_20_body">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MAX_KEYWORD_LEN<text:tab/>8</text:p>
      <text:p text:style-name="Text_20_body">Wenn das Define USE_PROGMEM gesetzt ist, müssen die Schlüsselwörter in der Tabelle keywords[] (tokenizer.*) eine definierte Länge haben. Die Maximallänge wird durch dieses Define festgelegt. (Bsp.: maximal 8 Zeich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text:tab/>1</text:p>
      <text:p text:style-name="Preformatted_20_Text">#define AVR_OUT<text:tab/><text:tab/>1</text:p>
      <text:p text:style-name="Preformatted_20_Text">#define AVR_ADC<text:tab/><text:tab/>1</text:p>
      <text:p text:style-name="Preformatted_20_Text">#define AVR_RND<text:tab/><text:tab/>1</text:p>
      <text:p text:style-name="Text_20_body">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text:tab/>0</text:p>
      <text:p text:style-name="Preformatted_20_Text">#define HAVE_PORTB<text:tab/><text:tab/>1</text:p>
      <text:p text:style-name="Preformatted_20_Text">#define HAVE_PORTC<text:tab/><text:tab/>1</text:p>
      <text:p text:style-name="Preformatted_20_Text">#define HAVE_PORTD<text:tab/><text:tab/>1</text:p>
      <text:p text:style-name="Text_20_body">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text:soft-page-break/></text:p>
      <text:p text:style-name="Preformatted_20_Text">#define ADC_COUNT_MAX<text:tab/>4</text:p>
      <text:p text:style-name="Text_20_body">Gibt die Anzahl der, durch den Basic-Befehl adc abfragbaren ADC-Kanäle an.</text:p>
      <text:p text:style-name="Text_20_body"/>
      <text:h text:style-name="Heading_20_2" text:outline-level="2">Einbinden, Start eines Basic-Programmes in eigene Applikationen</text:h>
      <text:p text:style-name="Text_20_body">Das Einbinden des Interpreters in eigene Programme geht relativ einfach. Prinzipiell ist nur uBasic.h entsprechend zu includieren. Ggf. sind die Defines PRINTF (in ubasic_config.h für Basic-Befehl <text:span text:style-name="T1">print</text:span>) und DEBUF_PRINTF (für evt. Debug-Ausgaben) in tokenizer.c, ubasic.c und uBasic_call.c an die eigene Ausgaberoutinen anzupassen. Des weiteren kann man in ubasic_config.h teilweise den Basic-Sprachumfang steuern (siehe weiter unten). </text:p>
      <text:p text:style-name="Text_20_body">Das abzuarbeitende Basic-Programm muss in dem Char-Array stehen, welches der Prozedur uBasic_init() übergeben wird. Wie das Programm in dieses Char-Array gelangt, ist jedem selbst überlassen. Die einzelnen Basic-Zeilen in dem Array müssen mit '\n' (0x0A) abgeschlossen sein. </text:p>
      <text:p text:style-name="Text_20_body">Zur Abarbeitung des Basic-Programmes ist ungefähr folgender Konstrukt im eigenen Programm einzubauen: </text:p>
      <text:p text:style-name="P5">uBasic_init(program);</text:p>
      <text:p text:style-name="P5">do {</text:p>
      <text:p text:style-name="P5"><text:s text:c="4"/>uBasic_run();</text:p>
      <text:p text:style-name="P5"><text:s text:c="3"/>} while(!uBasic_finished());</text:p>
      <text:p text:style-name="Text_20_body"><text:line-break/>uBasic_init() setzt einen internen Pointer auf den Anfang des Programmtextes und initialisiert ein paar weitere interne Variablen. </text:p>
      <text:p text:style-name="Text_20_body">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Text_20_body"><text:line-break/>Eine weitere Variante, um die Abarbeitung des Basic-Programmes in einer bestehenden Hauptschleife einzubauen, könnte ungefähr so aussehen: </text:p>
      <text:p text:style-name="P5">while (1) {</text:p>
      <text:p text:style-name="P5"><text:s text:c="3"/>...</text:p>
      <text:p text:style-name="P5"><text:s text:c="3"/>// irgendwo Programm laden und uBasic_init(program) aufrufen</text:p>
      <text:p text:style-name="P5"><text:s text:c="3"/>...</text:p>
      <text:p text:style-name="P5"><text:s text:c="3"/>if (!uBasic_finished) uBasic_run;</text:p>
      <text:p text:style-name="P5"><text:s text:c="3"/>...</text:p>
      <text:p text:style-name="P9">}</text:p>
      <text:p text:style-name="Text_20_body">Als Referenz für das Einbinden des Basic-Interpreters in eigene Programme, wird das Studium von main.c, welche im Quellcode-Archiv enthalten ist, angeraten. </text:p>
      <text:p text:style-name="Text_20_body"><text:soft-page-break/></text:p>
      <text:h text:style-name="Heading_20_2" text:outline-level="2">Schnittstelle zu anderen internen C-Funktionen und -Variablen</text:h>
      <text:h text:style-name="Heading_20_3" text:outline-level="3">Basic-Befehl CALL</text:h>
      <text:p text:style-name="Text_20_body">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Text_20_body">Dazu sind allerdings einige Dinge in den Quelltext-Dateien ubasic_call.h und ubasic_call.h vorzubereiten. </text:p>
      <text:p text:style-name="Text_20_body">Das folgende Erläuerung bezieht sich auf die Einbindung folgender C-Funktionen im Basic-Interpreter und deren Aufrufmöglichkeit mit dem Basic-Befehl <text:span text:style-name="T2">call</text:span>:</text:p>
      <text:p text:style-name="Text_20_body"/>
      <text:p text:style-name="Preformatted_20_Text">void a(void) {</text:p>
      <text:p text:style-name="Preformatted_20_Text"><text:tab/>DDRB |= (1 &lt;&lt; PB1);</text:p>
      <text:p text:style-name="Preformatted_20_Text"><text:tab/>PORTB |= (1 &lt;&lt; PB1);</text:p>
      <text:p text:style-name="Preformatted_20_Text">}</text:p>
      <text:p text:style-name="Preformatted_20_Text"/>
      <text:p text:style-name="Preformatted_20_Text">void b(int p1) {</text:p>
      <text:p text:style-name="Preformatted_20_Text"><text:tab/>DDRB |= (1 &lt;&lt; PB1);</text:p>
      <text:p text:style-name="Preformatted_20_Text"><text:tab/>if (p1) PORTB |= (1 &lt;&lt; PB1); else PORTB &amp;= ~(1 &lt;&lt; PB1);</text:p>
      <text:p text:style-name="Preformatted_20_Text">}</text:p>
      <text:p text:style-name="Preformatted_20_Text"/>
      <text:p text:style-name="Preformatted_20_Text">int c(int p1) {</text:p>
      <text:p text:style-name="Preformatted_20_Text"><text:tab/>int r=0;<text:tab/></text:p>
      <text:p text:style-name="Preformatted_20_Text"><text:tab/>ADMUX = <text:s/>p1;</text:p>
      <text:p text:style-name="Preformatted_20_Text"><text:tab/>ADMUX |= (1&lt;&lt;REFS0);</text:p>
      <text:p text:style-name="Preformatted_20_Text"><text:tab/>ADCSRA = (1&lt;&lt;ADEN) | (1&lt;&lt;ADPS1) | (1&lt;&lt;ADPS0);</text:p>
      <text:p text:style-name="Preformatted_20_Text"><text:tab/>ADCSRA |= (1&lt;&lt;ADSC); <text:s text:c="13"/></text:p>
      <text:p text:style-name="Preformatted_20_Text"><text:tab/>while (ADCSRA &amp; (1&lt;&lt;ADSC));</text:p>
      <text:p text:style-name="Preformatted_20_Text"><text:tab/>r = ADCW;</text:p>
      <text:p text:style-name="Preformatted_20_Text"><text:tab/>ADCSRA |= (1&lt;&lt;ADSC); <text:s/></text:p>
      <text:p text:style-name="Preformatted_20_Text"><text:tab/>while (ADCSRA &amp; (1&lt;&lt;ADSC));</text:p>
      <text:p text:style-name="Preformatted_20_Text"><text:tab/>r = ADCW;</text:p>
      <text:p text:style-name="Preformatted_20_Text"><text:tab/>ADCSRA=0;</text:p>
      <text:p text:style-name="Preformatted_20_Text"><text:tab/>return r;</text:p>
      <text:p text:style-name="Preformatted_20_Text">}</text:p>
      <text:p text:style-name="Text_20_body">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6">(1)</text:p>
      <text:p text:style-name="Preformatted_20_Text">// Funktionspointertypen</text:p>
      <text:p text:style-name="Preformatted_20_Text">#define VOID_FUNC_VOID<text:tab/><text:tab/>0</text:p>
      <text:p text:style-name="Preformatted_20_Text"><text:soft-page-break/>#define VOID_FUNC_INT<text:tab/><text:tab/>1</text:p>
      <text:p text:style-name="Preformatted_20_Text">#define INT_FUNC_INT<text:tab/><text:tab/>2</text:p>
      <text:p text:style-name="Preformatted_20_Text"/>
      <text:p text:style-name="P6">(2)</text:p>
      <text:p text:style-name="Preformatted_20_Text">// Strukturdefinition fuer Funktionspointertabelle</text:p>
      <text:p text:style-name="Preformatted_20_Text">typedef struct {</text:p>
      <text:p text:style-name="Preformatted_20_Text"><text:s text:c="6"/>char* funct_name;</text:p>
      <text:p text:style-name="Preformatted_20_Text"><text:s text:c="6"/>union ftp {</text:p>
      <text:p text:style-name="Preformatted_20_Text"><text:s text:c="8"/>void (*VoidFuncVoid)(void);</text:p>
      <text:p text:style-name="Preformatted_20_Text"><text:s text:c="8"/>void (*VoidFuncInt)<text:tab/>(int);</text:p>
      <text:p text:style-name="Preformatted_20_Text"><text:s text:c="8"/>int <text:s/>(*IntFuncInt)<text:tab/>(int);</text:p>
      <text:p text:style-name="Preformatted_20_Text"><text:s text:c="6"/>} funct_ptr;</text:p>
      <text:p text:style-name="Preformatted_20_Text"><text:s text:c="6"/>unsigned char typ;</text:p>
      <text:p text:style-name="Preformatted_20_Text">} callfunct_t;</text:p>
      <text:p text:style-name="Text_20_body"/>
      <text:p text:style-name="Text_20_body"><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17"/>
      <text:p text:style-name="Text_20_body"><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6">(3)</text:p>
      <text:p text:style-name="Preformatted_20_Text">// Funktionspointertabelle</text:p>
      <text:p text:style-name="Preformatted_20_Text">callfunct_t callfunct[] = {</text:p>
      <text:p text:style-name="Preformatted_20_Text"><text:s text:c="4"/>{"a",<text:tab/>.funct_ptr.VoidFuncVoid=a,<text:tab/>VOID_FUNC_VOID},</text:p>
      <text:p text:style-name="Preformatted_20_Text"><text:s text:c="4"/>{"b",<text:tab/>.funct_ptr.VoidFuncInt=b,<text:tab/>VOID_FUNC_INT},</text:p>
      <text:p text:style-name="Preformatted_20_Text"><text:s text:c="4"/>{"c",<text:tab/>.funct_ptr.IntFuncInt=c,<text:tab/><text:tab/>INT_FUNC_INT},</text:p>
      <text:p text:style-name="Preformatted_20_Text"><text:s text:c="4"/>{NULL, {NULL},<text:tab/>255}</text:p>
      <text:p text:style-name="Preformatted_20_Text">};</text:p>
      <text:p text:style-name="Preformatted_20_Text"/>
      <text:p text:style-name="Preformatted_20_Text">...</text:p>
      <text:p text:style-name="Preformatted_20_Text"/>
      <text:p text:style-name="P6">(4)</text:p>
      <text:p text:style-name="Preformatted_20_Text">// je nach Funktionstyp (3.Spalte in Funktionspointertabelle) </text:p>
      <text:p text:style-name="Preformatted_20_Text">// Parameterliste aufbauen und Funktion aufrufen</text:p>
      <text:p text:style-name="Preformatted_20_Text">switch (callfunct[idx].typ){</text:p>
      <text:p text:style-name="Preformatted_20_Text"><text:tab/>case VOID_FUNC_VOID: <text:tab/><text:tab/><text:tab/><text:tab/><text:tab/><text:tab/><text:tab/><text:tab/><text:tab/><text:tab/><text:tab/>callfunct[idx].funct_ptr.VoidFuncVoid();</text:p>
      <text:p text:style-name="Preformatted_20_Text"><text:tab/><text:tab/>break;</text:p>
      <text:p text:style-name="Preformatted_20_Text"><text:tab/>case VOID_FUNC_INT:<text:tab/></text:p>
      <text:p text:style-name="Preformatted_20_Text"><text:tab/><text:tab/>accept(TOKENIZER_COMMA);</text:p>
      <text:p text:style-name="Preformatted_20_Text"><text:tab/><text:tab/>p1=expr();</text:p>
      <text:p text:style-name="Preformatted_20_Text"><text:tab/><text:tab/>callfunct[idx].funct_ptr.VoidFuncInt(p1);</text:p>
      <text:p text:style-name="Preformatted_20_Text"><text:tab/><text:tab/>break;</text:p>
      <text:p text:style-name="Preformatted_20_Text"><text:tab/>case INT_FUNC_INT: </text:p>
      <text:p text:style-name="Preformatted_20_Text"><text:soft-page-break/><text:tab/><text:tab/>accept(TOKENIZER_COMMA);</text:p>
      <text:p text:style-name="Preformatted_20_Text"><text:tab/><text:tab/>p1=expr();</text:p>
      <text:p text:style-name="Preformatted_20_Text"><text:tab/><text:tab/>r=callfunct[idx].funct_ptr.IntFuncInt(p1);</text:p>
      <text:p text:style-name="Preformatted_20_Text"><text:tab/><text:tab/>break;</text:p>
      <text:p text:style-name="Preformatted_20_Text"/>
      <text:p text:style-name="Preformatted_20_Text">...</text:p>
      <text:p text:style-name="Preformatted_20_Text"/>
      <text:p text:style-name="P6">(5)</text:p>
      <text:p text:style-name="Preformatted_20_Text">// bei Funktionspointertypen ohne Rueckgabewert ein Token</text:p>
      <text:p text:style-name="Preformatted_20_Text">// weitergelesen...</text:p>
      <text:p text:style-name="Preformatted_20_Text">if <text:s/>((callfunct[idx].typ == VOID_FUNC_VOID) ||</text:p>
      <text:p text:style-name="Preformatted_20_Text"><text:tab/>(callfunct[idx].typ == VOID_FUNC_INT) </text:p>
      <text:p text:style-name="Preformatted_20_Text"><text:tab/>) tokenizer_next();</text:p>
      <text:p text:style-name="Text_20_body"/>
      <text:p text:style-name="Text_20_body"><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Text_20_body"/>
      <text:p text:style-name="Text_20_body"><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Text_20_body"/>
      <text:p text:style-name="Text_20_body"><text:span text:style-name="T4">(5)</text:span> Bei C-Funktionen ohne Rückgabewert, der auch an den call-Befehl (uBasic) zurück gereicht werden soll, ist das entsprechende Funktionstyp-Define in der if-Anweisung (call_statement()), mit ODER verknüpft, aufzunehmen.</text:p>
      <text:p text:style-name="Text_20_body">Selbstverständlich sind die Header-Dateien, in denen die entsprechenden C-Variablen definiert sind, zu includieren. </text:p>
      <text:p text:style-name="Text_20_body"/>
      <text:h text:style-name="Heading_20_3" text:outline-level="3">Basic-Befehle VPEEK, VPOKE</text:h>
      <text:p text:style-name="Text_20_body">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reformatted_20_Text">// Variablenpointertabelle</text:p>
      <text:p text:style-name="Preformatted_20_Text">cvars_t cvars[] = {</text:p>
      <text:p text:style-name="Preformatted_20_Text"><text:s text:c="4"/>{"a", &amp;va},</text:p>
      <text:p text:style-name="Preformatted_20_Text"><text:s text:c="4"/>{NULL, NULL}</text:p>
      <text:p text:style-name="Preformatted_20_Text">};</text:p>
      <text:p text:style-name="Text_20_body">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text:soft-page-break/>arbeiten kann.</text:p>
      <text:p text:style-name="Text_20_body">Selbstverständlich sind die Header-Dateien, in denen die entsprechenden C-Variablen definiert sind, zu includieren. </text:p>
      <text:p text:style-name="Text_20_body"/>
      <text:p text:style-name="Text_20_body"/>
      <text:h text:style-name="Heading_20_1" text:outline-level="1">Kontakt</text:h>
      <text:p text:style-name="Text_20_body">Uwe Berger; <text:a xlink:type="simple" xlink:href="mailto:bergeruw@gmx.net">bergeruw@gmx.net</text:a></text:p>
      <text:p text:style-name="Text_20_body">Webseite zum Projekt: <text:a xlink:type="simple" xlink:href="http://bralug.de/wiki/UBasic-avr">http://bralug.de/wiki/UBasic-av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New" fo:font-size="12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agraph-properties fo:text-align="cente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draw:line text:anchor-type="paragraph" draw:z-index="19" draw:style-name="gr1" draw:text-style-name="P1" svg:x1="0.025cm" svg:y1="0.007cm" svg:x2="16.98cm" svg:y2="0.007cm"><text:p/></draw:line>Manual: uBasic-avr<text:tab/><text:tab/><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10-06-09T12:56:47</meta:creation-date>
    <dc:creator>Uwe Berger</dc:creator>
    <dc:date>2010-07-08T21:10:05</dc:date>
    <dc:language>de-DE</dc:language>
    <meta:editing-cycles>103</meta:editing-cycles>
    <meta:editing-duration>P2DT23H59M7S</meta:editing-duration>
    <meta:user-defined meta:name="Info 1"/>
    <meta:user-defined meta:name="Info 2"/>
    <meta:user-defined meta:name="Info 3"/>
    <meta:user-defined meta:name="Info 4"/>
    <meta:document-statistic meta:table-count="3" meta:image-count="0" meta:object-count="0" meta:page-count="20" meta:paragraph-count="515" meta:word-count="3990" meta:character-count="26544"/>
  </office:meta>
</office:document-meta>
</file>